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8fd4" officeooo:paragraph-rsid="00158fd4"/>
    </style:style>
    <style:style style:name="P2" style:family="paragraph" style:parent-style-name="Standard" style:list-style-name="L1">
      <style:text-properties officeooo:rsid="0017a91e" officeooo:paragraph-rsid="0017a91e"/>
    </style:style>
    <style:style style:name="P3" style:family="paragraph" style:parent-style-name="Standard" style:list-style-name="L1">
      <style:text-properties officeooo:rsid="0017a91e" officeooo:paragraph-rsid="001d2ee6"/>
    </style:style>
    <style:style style:name="P4" style:family="paragraph" style:parent-style-name="Standard" style:list-style-name="L1">
      <style:text-properties officeooo:rsid="0017a91e" officeooo:paragraph-rsid="002ea191"/>
    </style:style>
    <style:style style:name="P5" style:family="paragraph" style:parent-style-name="Standard" style:list-style-name="L1">
      <style:text-properties officeooo:rsid="0019fd64" officeooo:paragraph-rsid="0019fd64"/>
    </style:style>
    <style:style style:name="P6" style:family="paragraph" style:parent-style-name="Standard" style:list-style-name="L1">
      <style:text-properties officeooo:rsid="0019fd64" officeooo:paragraph-rsid="001d2ee6"/>
    </style:style>
    <style:style style:name="P7" style:family="paragraph" style:parent-style-name="Standard" style:list-style-name="L1">
      <style:text-properties officeooo:rsid="0019fd64" officeooo:paragraph-rsid="0020fe17"/>
    </style:style>
    <style:style style:name="P8" style:family="paragraph" style:parent-style-name="Standard" style:list-style-name="L1">
      <style:text-properties officeooo:rsid="001f36ca" officeooo:paragraph-rsid="001f36ca"/>
    </style:style>
    <style:style style:name="P9" style:family="paragraph" style:parent-style-name="Standard" style:list-style-name="L1">
      <style:text-properties officeooo:rsid="0020fe17" officeooo:paragraph-rsid="0020fe17"/>
    </style:style>
    <style:style style:name="P10" style:family="paragraph" style:parent-style-name="Standard" style:list-style-name="L1">
      <style:text-properties officeooo:rsid="00220339" officeooo:paragraph-rsid="00220339"/>
    </style:style>
    <style:style style:name="P11" style:family="paragraph" style:parent-style-name="Standard" style:list-style-name="L1">
      <style:text-properties officeooo:rsid="0023726e" officeooo:paragraph-rsid="0023726e"/>
    </style:style>
    <style:style style:name="P12" style:family="paragraph" style:parent-style-name="Standard" style:list-style-name="L1">
      <style:text-properties officeooo:rsid="0025243e" officeooo:paragraph-rsid="0025243e"/>
    </style:style>
    <style:style style:name="P13" style:family="paragraph" style:parent-style-name="Standard" style:list-style-name="L1">
      <style:text-properties officeooo:rsid="0026374a" officeooo:paragraph-rsid="0026374a"/>
    </style:style>
    <style:style style:name="P14" style:family="paragraph" style:parent-style-name="Standard" style:list-style-name="L1">
      <style:text-properties officeooo:rsid="00279351" officeooo:paragraph-rsid="00279351"/>
    </style:style>
    <style:style style:name="P15" style:family="paragraph" style:parent-style-name="Standard" style:list-style-name="L1">
      <style:text-properties officeooo:rsid="00292080" officeooo:paragraph-rsid="002ce344"/>
    </style:style>
    <style:style style:name="P16" style:family="paragraph" style:parent-style-name="Standard" style:list-style-name="L1">
      <style:text-properties officeooo:rsid="002c134a" officeooo:paragraph-rsid="002c134a"/>
    </style:style>
    <style:style style:name="P17" style:family="paragraph" style:parent-style-name="Standard" style:list-style-name="L1">
      <style:text-properties officeooo:rsid="002ce344" officeooo:paragraph-rsid="002ce344"/>
    </style:style>
    <style:style style:name="P18" style:family="paragraph" style:parent-style-name="Standard" style:list-style-name="L1">
      <style:text-properties officeooo:rsid="002e7de2" officeooo:paragraph-rsid="002e7de2"/>
    </style:style>
    <style:style style:name="T1" style:family="text">
      <style:text-properties officeooo:rsid="0020fe17"/>
    </style:style>
    <style:style style:name="T2" style:family="text">
      <style:text-properties officeooo:rsid="0023726e"/>
    </style:style>
    <style:style style:name="T3" style:family="text">
      <style:text-properties officeooo:rsid="0027b9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2990316" text:style-name="L1">
        <text:list-item>
          <text:p text:style-name="P1">FrackVR</text:p>
          <text:list>
            <text:list-item>
              <text:p text:style-name="P2">Scoreboard <text:span text:style-name="T2">Class</text:span></text:p>
              <text:list>
                <text:list-item>
                  <text:p text:style-name="P11">AddPoint()</text:p>
                  <text:list>
                    <text:list-item>
                      <text:p text:style-name="P11">Adds to point counter.</text:p>
                    </text:list-item>
                  </text:list>
                </text:list-item>
                <text:list-item>
                  <text:p text:style-name="P10">GameOver()</text:p>
                  <text:list>
                    <text:list-item>
                      <text:p text:style-name="P10">Game pauses.</text:p>
                    </text:list-item>
                    <text:list-item>
                      <text:p text:style-name="P10">Player is notified of score.</text:p>
                    </text:list-item>
                  </text:list>
                </text:list-item>
                <text:list-item>
                  <text:p text:style-name="P10">GameStart()</text:p>
                  <text:list>
                    <text:list-item>
                      <text:p text:style-name="P11">DespawnAll()</text:p>
                      <text:list>
                        <text:list-item>
                          <text:p text:style-name="P14">Removes <text:span text:style-name="T3">Frack-Man, globes, ghosts</text:span>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Timer <text:span text:style-name="T2">Class</text:span></text:p>
              <text:list>
                <text:list-item>
                  <text:p text:style-name="P2">Incrementing every frame.</text:p>
                </text:list-item>
                <text:list-item>
                  <text:p text:style-name="P2">Time affects Ghost speed.</text:p>
                </text:list-item>
              </text:list>
            </text:list-item>
            <text:list-item>
              <text:p text:style-name="P2">Frack-Man</text:p>
              <text:list>
                <text:list-item>
                  <text:p text:style-name="P10">Start()</text:p>
                  <text:list>
                    <text:list-item>
                      <text:p text:style-name="P10">Spawns and follows controller position.</text:p>
                    </text:list-item>
                  </text:list>
                </text:list-item>
                <text:list-item>
                  <text:p text:style-name="P10">Update()</text:p>
                  <text:list>
                    <text:list-item>
                      <text:p text:style-name="P12">MouthOpen()</text:p>
                      <text:list>
                        <text:list-item>
                          <text:p text:style-name="P13">Toggle animation.</text:p>
                        </text:list-item>
                        <text:list-item>
                          <text:p text:style-name="P16">Play sound.</text:p>
                        </text:list-item>
                      </text:list>
                    </text:list-item>
                    <text:list-item>
                      <text:p text:style-name="P12">MouthClose()</text:p>
                      <text:list>
                        <text:list-item>
                          <text:p text:style-name="P13">Toggle animation.</text:p>
                        </text:list-item>
                        <text:list-item>
                          <text:p text:style-name="P16">Play sound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Globes <text:span text:style-name="T2">Class</text:span></text:p>
              <text:list>
                <text:list-item>
                  <text:p text:style-name="P8">Spawn()</text:p>
                  <text:list>
                    <text:list-item>
                      <text:p text:style-name="P7">Spawn in semi-random location in bounding box.</text:p>
                    </text:list-item>
                  </text:list>
                </text:list-item>
                <text:list-item>
                  <text:p text:style-name="P8">Update()</text:p>
                  <text:list>
                    <text:list-item>
                      <text:p text:style-name="P8">Collision with Frack-Man?</text:p>
                      <text:list>
                        <text:list-item>
                          <text:p text:style-name="P9">True</text:p>
                          <text:list>
                            <text:list-item>
                              <text:p text:style-name="P9">Award()</text:p>
                            </text:list-item>
                            <text:list-item>
                              <text:p text:style-name="P9">Despawn(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Award()</text:p>
                  <text:list>
                    <text:list-item>
                      <text:p text:style-name="P9">Increment scoreboard point counter.</text:p>
                    </text:list-item>
                    <text:list-item>
                      <text:p text:style-name="P17">Play “Point up” sound.</text:p>
                    </text:list-item>
                  </text:list>
                </text:list-item>
                <text:list-item>
                  <text:p text:style-name="P9">Despawn()</text:p>
                  <text:list>
                    <text:list-item>
                      <text:p text:style-name="P9">Despawn point globe.</text:p>
                    </text:list-item>
                    <text:list-item>
                      <text:p text:style-name="P9">Pop effect.</text:p>
                    </text:list-item>
                  </text:list>
                </text:list-item>
              </text:list>
            </text:list-item>
            <text:list-item>
              <text:p text:style-name="P17">Power Class</text:p>
              <text:list>
                <text:list-item>
                  <text:p text:style-name="P17">Spawn()</text:p>
                  <text:list>
                    <text:list-item>
                      <text:p text:style-name="P17">Semi-random in bounding box.</text:p>
                    </text:list-item>
                    <text:list-item>
                      <text:p text:style-name="P17">Bigger sphere.</text:p>
                    </text:list-item>
                    <text:list-item>
                      <text:p text:style-name="P17">Does not spawn as often.</text:p>
                    </text:list-item>
                  </text:list>
                </text:list-item>
                <text:list-item>
                  <text:p text:style-name="P17">Update()</text:p>
                  <text:list>
                    <text:list-item>
                      <text:p text:style-name="P17">Award()</text:p>
                      <text:list>
                        <text:list-item>
                          <text:p text:style-name="P17"><text:soft-page-break/>Toggle Frack-Man’s power up.</text:p>
                        </text:list-item>
                        <text:list-item>
                          <text:p text:style-name="P18">Start timer (10 seconds)</text:p>
                        </text:list-item>
                        <text:list-item>
                          <text:p text:style-name="P18">Toggle power off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Ghost <text:span text:style-name="T2">Class</text:span></text:p>
              <text:list>
                <text:list-item>
                  <text:p text:style-name="P2">Spawn()</text:p>
                  <text:list>
                    <text:list-item>
                      <text:p text:style-name="P2">Start location = semi-random.</text:p>
                      <text:list>
                        <text:list-item>
                          <text:p text:style-name="P2">Within a bounding box.</text:p>
                        </text:list-item>
                      </text:list>
                    </text:list-item>
                    <text:list-item>
                      <text:p text:style-name="P15">Spawns using a semi-random color.</text:p>
                    </text:list-item>
                  </text:list>
                </text:list-item>
                <text:list-item>
                  <text:p text:style-name="P3">Update()</text:p>
                  <text:list>
                    <text:list-item>
                      <text:p text:style-name="P6">Call Locate()</text:p>
                    </text:list-item>
                    <text:list-item>
                      <text:p text:style-name="P6">Call Chase()</text:p>
                      <text:list>
                        <text:list-item>
                          <text:p text:style-name="P4">Adjust vector to intercept Frack-Man.</text:p>
                        </text:list-item>
                      </text:list>
                    </text:list-item>
                    <text:list-item>
                      <text:p text:style-name="P10">Eat()</text:p>
                      <text:list>
                        <text:list-item>
                          <text:p text:style-name="P10">Is the Ghost colliding with Frack-Man?</text:p>
                          <text:list>
                            <text:list-item>
                              <text:p text:style-name="P10">GameOver(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Call Lifespan()</text:p>
                    </text:list-item>
                  </text:list>
                </text:list-item>
                <text:list-item>
                  <text:p text:style-name="P5">Locate()</text:p>
                  <text:list>
                    <text:list-item>
                      <text:p text:style-name="P5">Find Frack-Man’s current position.</text:p>
                    </text:list-item>
                  </text:list>
                </text:list-item>
                <text:list-item>
                  <text:p text:style-name="P5">Chase()</text:p>
                  <text:list>
                    <text:list-item>
                      <text:p text:style-name="P5">Chases Frack-Man</text:p>
                      <text:list>
                        <text:list-item>
                          <text:p text:style-name="P2">Follow to Frack-Man’s location.</text:p>
                        </text:list-item>
                      </text:list>
                    </text:list-item>
                    <text:list-item>
                      <text:p text:style-name="P5">Speed modifier.</text:p>
                      <text:list>
                        <text:list-item>
                          <text:p text:style-name="P5">Exponentially increases based on current time.</text:p>
                        </text:list-item>
                      </text:list>
                    </text:list-item>
                  </text:list>
                </text:list-item>
                <text:list-item>
                  <text:p text:style-name="P5">Lifespan()</text:p>
                  <text:list>
                    <text:list-item>
                      <text:p text:style-name="P5">Decrement life timer.</text:p>
                    </text:list-item>
                    <text:list-item>
                      <text:p text:style-name="P5">If timer == 0? Despawn<text:span text:style-name="T1">()</text:span></text:p>
                    </text:list-item>
                  </text:list>
                </text:list-item>
                <text:list-item>
                  <text:p text:style-name="P9">Despawn()</text:p>
                  <text:list>
                    <text:list-item>
                      <text:p text:style-name="P9">Despawns ghost.</text:p>
                    </text:list-item>
                    <text:list-item>
                      <text:p text:style-name="P9">Pop effect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2:56:52.390145000</meta:creation-date>
    <dc:date>2017-03-02T13:56:09.270101000</dc:date>
    <meta:editing-duration>PT38M37S</meta:editing-duration>
    <meta:editing-cycles>20</meta:editing-cycles>
    <meta:generator>LibreOffice/5.3.0.3$MacOSX_X86_64 LibreOffice_project/7074905676c47b82bbcfbea1aeefc84afe1c50e1</meta:generator>
    <meta:document-statistic meta:table-count="0" meta:image-count="0" meta:object-count="0" meta:page-count="2" meta:paragraph-count="73" meta:word-count="251" meta:character-count="1315" meta:non-whitespace-character-count="1210"/>
  </office:meta>
</office:document-meta>
</file>